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fo:font-size="15pt" style:text-underline-style="solid" style:text-underline-width="auto" style:text-underline-color="font-color" fo:font-weight="bold" officeooo:rsid="0002a1c0" officeooo:paragraph-rsid="0002a1c0" style:font-size-asian="15pt" style:font-weight-asian="bold" style:font-size-complex="15pt" style:font-weight-complex="bold"/>
    </style:style>
    <style:style style:name="P7" style:family="paragraph" style:parent-style-name="Standard">
      <style:text-properties officeooo:rsid="0003831b" officeooo:paragraph-rsid="0003831b"/>
    </style:style>
    <style:style style:name="P8"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11" style:family="paragraph" style:parent-style-name="Standard">
      <style:text-properties officeooo:rsid="000197b4" officeooo:paragraph-rsid="0002a1c0"/>
    </style:style>
    <style:style style:name="P12" style:family="paragraph" style:parent-style-name="Standard">
      <style:text-properties officeooo:rsid="000197b4" officeooo:paragraph-rsid="000197b4"/>
    </style:style>
    <style:style style:name="P13"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14"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045457" fo:background-color="#fff200" style:font-size-asian="24pt" style:font-weight-asian="bold" style:font-size-complex="24pt" style:font-weight-complex="bold"/>
    </style:style>
    <style:style style:name="P15" style:family="paragraph" style:parent-style-name="Standard">
      <style:paragraph-properties fo:text-align="center" style:justify-single-word="false"/>
      <style:text-properties fo:color="#000000" fo:font-size="24pt" style:text-underline-style="none" fo:font-weight="bold" officeooo:rsid="00045457" officeooo:paragraph-rsid="00045457" fo:background-color="#fff200" style:font-size-asian="24pt" style:font-weight-asian="bold" style:font-size-complex="24pt" style:font-weight-complex="bold"/>
    </style:style>
    <style:style style:name="P16" style:family="paragraph" style:parent-style-name="Standard">
      <style:text-properties officeooo:rsid="000151b8" officeooo:paragraph-rsid="00070821"/>
    </style:style>
    <style:style style:name="P17" style:family="paragraph" style:parent-style-name="Standard" style:list-style-name="L4">
      <style:text-properties officeooo:paragraph-rsid="00070821"/>
    </style:style>
    <style:style style:name="P18" style:family="paragraph" style:parent-style-name="Standard" style:list-style-name="L5">
      <style:text-properties officeooo:paragraph-rsid="00070821"/>
    </style:style>
    <style:style style:name="P19" style:family="paragraph" style:parent-style-name="Text_20_body" style:list-style-name="L2">
      <style:text-properties officeooo:rsid="0003831b" officeooo:paragraph-rsid="0003831b"/>
    </style:style>
    <style:style style:name="P20" style:family="paragraph" style:parent-style-name="Text_20_body" style:list-style-name="L3">
      <style:text-properties fo:font-size="12pt" fo:font-weight="normal" officeooo:rsid="0003831b" officeooo:paragraph-rsid="0003831b" style:font-size-asian="12pt" style:font-weight-asian="normal" style:font-size-complex="12pt" style:font-weight-complex="normal"/>
    </style:style>
    <style:style style:name="P21" style:family="paragraph" style:parent-style-name="Text_20_body" style:list-style-name="L10"/>
    <style:style style:name="P22" style:family="paragraph" style:parent-style-name="Text_20_body" style:list-style-name="L12"/>
    <style:style style:name="P23" style:family="paragraph" style:parent-style-name="Text_20_body" style:list-style-name="L2">
      <style:paragraph-properties fo:margin-top="0in" fo:margin-bottom="0in" loext:contextual-spacing="false"/>
      <style:text-properties officeooo:paragraph-rsid="0003831b"/>
    </style:style>
    <style:style style:name="P24" style:family="paragraph" style:parent-style-name="Text_20_body" style:list-style-name="L3">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25" style:family="paragraph" style:parent-style-name="Text_20_body" style:list-style-name="L3">
      <style:paragraph-properties fo:margin-top="0in" fo:margin-bottom="0in" loext:contextual-spacing="false"/>
      <style:text-properties officeooo:paragraph-rsid="0003a108"/>
    </style:style>
    <style:style style:name="P26" style:family="paragraph" style:parent-style-name="Text_20_body">
      <style:paragraph-properties fo:margin-top="0in" fo:margin-bottom="0in" loext:contextual-spacing="false"/>
      <style:text-properties officeooo:paragraph-rsid="0003a108"/>
    </style:style>
    <style:style style:name="P27" style:family="paragraph" style:parent-style-name="Text_20_body">
      <style:paragraph-properties fo:margin-top="0in" fo:margin-bottom="0in" loext:contextual-spacing="false"/>
      <style:text-properties officeooo:paragraph-rsid="00070821"/>
    </style:style>
    <style:style style:name="P28" style:family="paragraph" style:parent-style-name="Text_20_body">
      <style:paragraph-properties fo:margin-top="0in" fo:margin-bottom="0in" loext:contextual-spacing="false"/>
      <style:text-properties officeooo:paragraph-rsid="00093de0"/>
    </style:style>
    <style:style style:name="P29" style:family="paragraph" style:parent-style-name="Text_20_body">
      <style:paragraph-properties fo:margin-top="0in" fo:margin-bottom="0in" loext:contextual-spacing="false" fo:text-align="center" style:justify-single-word="false"/>
      <style:text-properties officeooo:paragraph-rsid="000c54d2"/>
    </style:style>
    <style:style style:name="P30" style:family="paragraph" style:parent-style-name="Text_20_body">
      <style:paragraph-properties fo:margin-top="0in" fo:margin-bottom="0in" loext:contextual-spacing="false" fo:text-align="start" style:justify-single-word="false"/>
      <style:text-properties officeooo:paragraph-rsid="00093de0"/>
    </style:style>
    <style:style style:name="P31" style:family="paragraph" style:parent-style-name="Text_20_body">
      <style:paragraph-properties fo:margin-top="0in" fo:margin-bottom="0in" loext:contextual-spacing="false" fo:text-align="start" style:justify-single-word="false"/>
      <style:text-properties officeooo:paragraph-rsid="000a6286"/>
    </style:style>
    <style:style style:name="P32" style:family="paragraph" style:parent-style-name="Text_20_body" style:list-style-name="L9">
      <style:paragraph-properties fo:margin-top="0in" fo:margin-bottom="0in" loext:contextual-spacing="false" fo:text-align="start" style:justify-single-word="false"/>
      <style:text-properties officeooo:paragraph-rsid="000a6286"/>
    </style:style>
    <style:style style:name="P33" style:family="paragraph" style:parent-style-name="Text_20_body" style:list-style-name="L11">
      <style:paragraph-properties fo:margin-top="0in" fo:margin-bottom="0in" loext:contextual-spacing="false" fo:text-align="start" style:justify-single-word="false"/>
      <style:text-properties officeooo:paragraph-rsid="000a6286"/>
    </style:style>
    <style:style style:name="P34" style:family="paragraph" style:parent-style-name="Text_20_body" style:list-style-name="L11">
      <style:paragraph-properties fo:margin-top="0in" fo:margin-bottom="0in" loext:contextual-spacing="false" fo:text-align="start" style:justify-single-word="false"/>
      <style:text-properties officeooo:paragraph-rsid="000b2c69"/>
    </style:style>
    <style:style style:name="P35" style:family="paragraph" style:parent-style-name="Text_20_body" style:list-style-name="L11">
      <style:paragraph-properties fo:margin-top="0in" fo:margin-bottom="0in" loext:contextual-spacing="false" fo:text-align="start" style:justify-single-word="false"/>
      <style:text-properties officeooo:paragraph-rsid="000bd2d8"/>
    </style:style>
    <style:style style:name="P36" style:family="paragraph" style:parent-style-name="Text_20_body">
      <style:paragraph-properties fo:margin-top="0in" fo:margin-bottom="0in" loext:contextual-spacing="false" fo:text-align="start" style:justify-single-word="false"/>
      <style:text-properties officeooo:paragraph-rsid="000b2c69"/>
    </style:style>
    <style:style style:name="P37" style:family="paragraph" style:parent-style-name="Text_20_body">
      <style:paragraph-properties fo:margin-top="0in" fo:margin-bottom="0in" loext:contextual-spacing="false" fo:text-align="start" style:justify-single-word="false"/>
      <style:text-properties officeooo:paragraph-rsid="000cb535"/>
    </style:style>
    <style:style style:name="P38" style:family="paragraph" style:parent-style-name="Text_20_body" style:list-style-name="L13">
      <style:paragraph-properties fo:margin-top="0in" fo:margin-bottom="0in" loext:contextual-spacing="false" fo:text-align="start" style:justify-single-word="false"/>
      <style:text-properties officeooo:paragraph-rsid="000cb535"/>
    </style:style>
    <style:style style:name="P39" style:family="paragraph" style:parent-style-name="Text_20_body">
      <style:paragraph-properties fo:margin-top="0in" fo:margin-bottom="0in" loext:contextual-spacing="false" fo:text-align="start" style:justify-single-word="false"/>
      <style:text-properties officeooo:paragraph-rsid="001200df"/>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Heading_20_1">
      <style:paragraph-properties fo:margin-top="0in" fo:margin-bottom="0in" loext:contextual-spacing="false"/>
      <style:text-properties officeooo:paragraph-rsid="00070821"/>
    </style:style>
    <style:style style:name="P43" style:family="paragraph" style:parent-style-name="Heading_20_1">
      <style:paragraph-properties fo:margin-top="0in" fo:margin-bottom="0in" loext:contextual-spacing="false"/>
      <style:text-properties fo:font-size="15pt" style:text-underline-style="solid" style:text-underline-width="auto" style:text-underline-color="font-color" fo:font-weight="bold" officeooo:paragraph-rsid="00070821" style:font-size-asian="15pt" style:font-weight-asian="bold" style:font-size-complex="15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fo:font-weight="normal" officeooo:rsid="0006768b" style:font-size-asian="10.5pt" style:font-weight-asian="normal" style:font-size-complex="12pt" style:font-weight-complex="normal"/>
    </style:style>
    <style:style style:name="T4" style:family="text">
      <style:text-properties fo:font-size="12pt" fo:background-color="transparent" loext:char-shading-value="0"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fo:font-size="12pt" style:text-underline-style="none" fo:font-weight="bold" officeooo:rsid="00093de0" style:font-size-asian="12pt" style:font-weight-asian="bold" style:font-size-complex="12pt" style:font-weight-complex="bold"/>
    </style:style>
    <style:style style:name="T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2" style:family="text">
      <style:text-properties fo:font-size="12pt" fo:font-style="normal" style:text-underline-style="none" fo:font-weight="bold" officeooo:rsid="001200df" style:font-size-asian="10.5pt" style:font-style-asian="normal" style:font-weight-asian="bold" style:font-size-complex="12pt" style:font-style-complex="normal" style:font-weight-complex="bold"/>
    </style:style>
    <style:style style:name="T13" style:family="text">
      <style:text-properties fo:font-size="12pt" fo:font-style="normal" style:text-underline-style="none" officeooo:rsid="000a6286" style:font-size-asian="12pt" style:font-style-asian="normal" style:font-size-complex="12pt" style:font-style-complex="normal"/>
    </style:style>
    <style:style style:name="T14"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200df"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officeooo:rsid="000cb535" style:font-size-asian="10.5pt" style:font-style-asian="normal" style:font-size-complex="12pt" style:font-style-complex="normal"/>
    </style:style>
    <style:style style:name="T20" style:family="text">
      <style:text-properties fo:font-size="12pt" fo:font-style="normal" style:text-underline-style="none" officeooo:rsid="001200df" style:font-size-asian="10.5pt" style:font-style-asian="normal" style:font-size-complex="12pt" style:font-style-complex="normal"/>
    </style:style>
    <style:style style:name="T21"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22" style:family="text">
      <style:text-properties fo:font-size="12pt" fo:font-style="normal" officeooo:rsid="000a6286" style:font-size-asian="12pt" style:font-style-asian="normal" style:font-size-complex="12pt" style:font-style-complex="normal"/>
    </style:style>
    <style:style style:name="T23" style:family="text">
      <style:text-properties officeooo:rsid="000197b4"/>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0197b4" style:font-weight-asian="bold" style:font-weight-complex="bold"/>
    </style:style>
    <style:style style:name="T27" style:family="text">
      <style:text-properties fo:font-weight="bold" officeooo:rsid="000ecf24" style:font-weight-asian="bold" style:font-weight-complex="bold"/>
    </style:style>
    <style:style style:name="T28" style:family="text">
      <style:text-properties officeooo:rsid="0003831b"/>
    </style:style>
    <style:style style:name="T29" style:family="text">
      <style:text-properties officeooo:rsid="0003a108"/>
    </style:style>
    <style:style style:name="T30" style:family="text">
      <style:text-properties officeooo:rsid="0004e308"/>
    </style:style>
    <style:style style:name="T31" style:family="text">
      <style:text-properties officeooo:rsid="000151b8"/>
    </style:style>
    <style:style style:name="T32" style:family="text">
      <style:text-properties fo:font-weight="normal" style:font-weight-asian="normal" style:font-weight-complex="normal"/>
    </style:style>
    <style:style style:name="T33" style:family="text">
      <style:text-properties fo:font-weight="normal" officeooo:rsid="000ecf24" style:font-weight-asian="normal" style:font-weight-complex="normal"/>
    </style:style>
    <style:style style:name="T34"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35" style:family="text">
      <style:text-properties fo:font-size="15pt" fo:font-style="normal" style:text-underline-style="solid" style:text-underline-width="auto" style:text-underline-color="font-color" fo:font-weight="bold" officeooo:rsid="001200df" style:font-size-asian="15pt" style:font-style-asian="normal" style:font-weight-asian="bold" style:font-size-complex="15pt" style:font-style-complex="normal" style:font-weight-complex="bold"/>
    </style:style>
    <style:style style:name="T36" style:family="text">
      <style:text-properties fo:font-size="15pt" fo:font-style="normal" style:text-underline-style="none" fo:font-weight="bold" officeooo:rsid="001200df" style:font-size-asian="15pt" style:font-style-asian="normal" style:font-weight-asian="bold" style:font-size-complex="15pt" style:font-style-complex="normal" style:font-weight-complex="bold"/>
    </style:style>
    <style:style style:name="T37" style:family="text">
      <style:text-properties fo:font-size="15pt" fo:font-style="normal" fo:font-weight="bold" officeooo:rsid="001200df" style:font-size-asian="15pt" style:font-style-asian="normal" style:font-weight-asian="bold" style:font-size-complex="15pt" style:font-style-complex="normal" style:font-weight-complex="bold"/>
    </style:style>
    <style:style style:name="T38" style:family="text">
      <style:text-properties fo:font-style="normal" style:text-underline-style="none" fo:font-weight="bold" officeooo:rsid="001200df" style:font-style-asian="normal" style:font-weight-asian="bold" style:font-style-complex="normal" style:font-weight-complex="bold"/>
    </style:style>
    <style:style style:name="T39"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40" style:family="text">
      <style:text-properties officeooo:rsid="000ecf24"/>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croservice Architecture</text:p>
      <text:p text:style-name="P15"><text:span text:style-name="T4"><text:tab/><text:tab/><text:tab/><text:tab/>(Mohsin Muhammad Ali)</text:span></text:p>
      <text:p text:style-name="P5"/>
      <text:p text:style-name="P5">Introduction:</text:p>
      <text:p text:style-name="P10"/>
      <text:list xml:id="list1778387969" text:style-name="L1">
        <text:list-header>
          <text:p text:style-name="P9"><text:span text:style-name="T30">This article is related to architecture. Two types of architecture are there that is monolithic architecture <text:s/>and microservice architecture. </text:span>Monolithic application has single code base with multiple modules <text:span text:style-name="T23">where as </text:span><text:s/><text:span text:style-name="T23">m</text:span>icroservice architecture is an approach of building large enterprise application with multiple small unit called service, each service develop, deploy and test individually.</text:p>
        </text:list-header>
      </text:list>
      <text:p text:style-name="P1"/>
      <text:p text:style-name="P5">Background</text:p>
      <text:p text:style-name="P2"><text:tab/></text:p>
      <text:p text:style-name="P11"><text:tab/>In 1972 , Davis Parnas introduced concept of modularity and information hiding in <text:tab/>softwares .Modularity is used to reduced complexities of software application</text:p>
      <text:p text:style-name="P12"><text:tab/></text:p>
      <text:p text:style-name="P2"><text:tab/><text:span text:style-name="T26">What is modularization?</text:span></text:p>
      <text:p text:style-name="P2"><text:tab/> </text:p>
      <text:p text:style-name="P2"><text:tab/>Is the process of dividing a <text:span text:style-name="T24">software</text:span> system into multiple independent modules <text:tab/><text:tab/><text:tab/>where each module works independently.</text:p>
      <text:p text:style-name="P2"/>
      <text:p text:style-name="P6">Summary of Monolithic Architecture</text:p>
      <text:p text:style-name="P3"><text:tab/><text:tab/></text:p>
      <text:list xml:id="list3966720266" text:style-name="L5">
        <text:list-item>
          <text:p text:style-name="P18"><text:span text:style-name="T31">Monolith means composed all in one piece. The </text:span><text:span text:style-name="Strong_20_Emphasis"><text:span text:style-name="T31">Monolithic</text:span></text:span><text:span text:style-name="T31"> application describes a single-tiered </text:span><text:span text:style-name="Strong_20_Emphasis"><text:span text:style-name="T31">software</text:span></text:span><text:span text:style-name="T31"> application in which different components combined into a single program from a single platform.Despite having different components/modules/services, the application is built and deployed as one Application for all platforms. </text:span></text:p>
        </text:list-item>
      </text:list>
      <text:p text:style-name="P16"><text:span text:style-name="T3"/></text:p>
      <text:list xml:id="list1943927974" text:style-name="L4">
        <text:list-item>
          <text:p text:style-name="P17"><text:span text:style-name="T3">Sometime it also called multi-tier architecture because monolithic applications are divided in three or more layers or tire i.e. presentation, business, database, application, etc.</text:span></text:p>
        </text:list-item>
      </text:list>
      <text:p text:style-name="P4">Benefits:</text:p>
      <text:p text:style-name="P7"/>
      <text:list xml:id="list1747721199" text:style-name="L2">
        <text:list-item>
          <text:p text:style-name="P23">Simple to develop,<text:span text:style-name="T28">test and deploy</text:span>.<text:bookmark text:name="d8ce"/></text:p>
        </text:list-item>
        <text:list-item>
          <text:p text:style-name="P19"><text:bookmark text:name="e95d"/>Simple to scale horizontally.</text:p>
        </text:list-item>
      </text:list>
      <text:p text:style-name="P8">Drawbacks:</text:p>
      <text:list xml:id="list1502905600" text:style-name="L3">
        <text:list-item>
          <text:p text:style-name="P20">Monolithic applications has a barrier to adopting new technologies. Since changes in frameworks or languages will affect an entire application <text:s/><text:span text:style-name="T29">(because every thing is tightly coupled and depend on each other) </text:span>it is extremely expensive in both time and cost.</text:p>
        </text:list-item>
        <text:list-item>
          <text:p text:style-name="P24">You must redeploy the entire application on each update.</text:p>
        </text:list-item>
        <text:list-item>
          <text:p text:style-name="P24"><text:bookmark text:name="8b09"/>The size of the application can slow down the start-up time <text:span text:style-name="T29">(because of large code which slow down IDE)</text:span>.</text:p>
        </text:list-item>
        <text:list-item>
          <text:p text:style-name="P25"><text:span text:style-name="T1">Large monolithic code base makes complicated to understand, especially for new developer </text:span><text:span text:style-name="T2"><text:s/></text:span></text:p>
        </text:list-item>
      </text:list>
      <text:p text:style-name="P26"><text:span text:style-name="T2"/></text:p>
      <text:p text:style-name="P26"><text:span text:style-name="T2"/></text:p>
      <text:h text:style-name="P43" text:outline-level="1"><text:soft-page-break/></text:h>
      <text:h text:style-name="P42" text:outline-level="1"><text:span text:style-name="T34">Microservice Architecture</text:span></text:h>
      <text:h text:style-name="P42" text:outline-level="1"><text:span text:style-name="Strong_20_Emphasis"><text:span text:style-name="T34"/></text:span></text:h>
      <text:p text:style-name="P27"><text:span text:style-name="T5">While a monolithic application is a single unified unit, a </text:span><text:span text:style-name="Strong_20_Emphasis"><text:span text:style-name="T6">microservices architecture</text:span></text:span><text:span text:style-name="T5"> breaks it down into a collection of smaller independent units. These units carry out every application process as a separate service. So all the services have their own logic and the database as well as perform the specific functions.</text:span></text:p>
      <text:p text:style-name="P27"><text:span text:style-name="T5"/></text:p>
      <text:p text:style-name="P28"><text:span text:style-name="Emphasis"><text:span text:style-name="T5">In short</text:span></text:span></text:p>
      <text:p text:style-name="P30"><text:span text:style-name="Emphasis"><text:span text:style-name="T7"><text:s/>“</text:span></text:span><text:span text:style-name="Emphasis"><text:span text:style-name="T8">T</text:span></text:span><text:span text:style-name="Emphasis"><text:span text:style-name="T7">he microservice architectural style is an approach to developing a single application as a suite <text:s/></text:span></text:span></text:p>
      <text:p text:style-name="P30"><text:span text:style-name="Emphasis"><text:span text:style-name="T7"><text:s text:c="3"/>of small services, each running in its own process and communicating with lightweight <text:s text:c="3"/></text:span></text:span></text:p>
      <text:p text:style-name="P30"><text:span text:style-name="Emphasis"><text:span text:style-name="T7"><text:s text:c="2"/>mechanisms, often an HTTP resource API.”<text:tab/><text:tab/><text:tab/></text:span></text:span></text:p>
      <text:p text:style-name="P30"><text:span text:style-name="Emphasis"><text:span text:style-name="T9"><text:tab/><text:tab/><text:tab/><text:tab/><text:tab/><text:tab/><text:tab/><text:tab/></text:span></text:span><text:span text:style-name="Emphasis"><text:span text:style-name="T10">(</text:span></text:span><text:span text:style-name="Emphasis"><text:span text:style-name="T9">Martin Fowler</text:span></text:span><text:span text:style-name="Emphasis"><text:span text:style-name="T10">)</text:span></text:span></text:p>
      <text:p text:style-name="P30"><text:span text:style-name="Emphasis"><text:span text:style-name="T10"/></text:span></text:p>
      <text:p text:style-name="P31"><text:span text:style-name="Emphasis"><text:span text:style-name="T21">Benefits:</text:span></text:span></text:p>
      <text:p text:style-name="P31"><text:span text:style-name="Emphasis"><text:span text:style-name="T11"/></text:span></text:p>
      <text:list xml:id="list2397791002" text:style-name="L9">
        <text:list-item>
          <text:p text:style-name="P32"><text:span text:style-name="Emphasis"><text:span text:style-name="T14">Microservice is loosely coupled, means services are independent, in terms of development and deployment both. </text:span></text:span></text:p>
          <text:p text:style-name="P32"><text:span text:style-name="Emphasis"><text:span text:style-name="T14"/></text:span></text:p>
        </text:list-item>
        <text:list-item>
          <text:p text:style-name="P32"><text:span text:style-name="Emphasis"><text:span text:style-name="T14"><text:s/>Due to loosely coupled bug in one microservice has an impact only on a particular service and does not influence the entire application</text:span></text:span></text:p>
          <text:p text:style-name="P32"><text:span text:style-name="Emphasis"><text:span text:style-name="T14"/></text:span></text:p>
        </text:list-item>
        <text:list-item>
          <text:p text:style-name="P32"><text:span text:style-name="Strong_20_Emphasis"><text:span text:style-name="T13">Easier understanding. </text:span></text:span><text:span text:style-name="Emphasis"><text:span text:style-name="T14">Split up into smaller and simpler components, a microservice application is easier to understand and manage. You just concentrate on a specific service that is related to a business goal you have. </text:span></text:span></text:p>
          <text:p text:style-name="P32"><text:span text:style-name="Emphasis"><text:span text:style-name="T14"/></text:span></text:p>
        </text:list-item>
      </text:list>
      <text:list xml:id="list29599222" text:style-name="L10">
        <text:list-item>
          <text:p text:style-name="P21"><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21"><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31"><text:span text:style-name="Emphasis"><text:span text:style-name="T14"/></text:span></text:p>
      <text:p text:style-name="P31"><text:span text:style-name="Emphasis"><text:span text:style-name="T21">Drawbacks:</text:span></text:span></text:p>
      <text:p text:style-name="P31"><text:span text:style-name="Emphasis"><text:span text:style-name="T21"/></text:span></text:p>
      <text:list xml:id="list3717018183" text:style-name="L11">
        <text:list-item>
          <text:p text:style-name="P33"><text:span text:style-name="Emphasis"><text:span text:style-name="T14">Since a microservices architecture is a distributed system, you have to choose and set up the connections between all the modules and databases.</text:span></text:span></text:p>
        </text:list-item>
      </text:list>
      <text:p text:style-name="P36"><text:span text:style-name="Emphasis"><text:span text:style-name="T14"/></text:span></text:p>
      <text:list xml:id="list172240599407928" text:continue-numbering="true" text:style-name="L11">
        <text:list-item>
          <text:p text:style-name="P34"><text:span text:style-name="Emphasis"><text:span text:style-name="T14">Deploying a microservices-based application is also more complex </text:span></text:span><text:span text:style-name="Emphasis"><text:span text:style-name="T15">because </text:span></text:span><text:span text:style-name="Emphasis"><text:span text:style-name="T14">microservice application typically consists of a large number of services. Each service will have multiple runtime instances. And each instance need to be configured, deployed, scaled, and monitored.</text:span></text:span></text:p>
        </text:list-item>
        <text:list-item>
          <text:p text:style-name="P35"><text:span text:style-name="Emphasis"><text:span text:style-name="T16">Testing in microservice </text:span></text:span><text:span text:style-name="Emphasis"><text:span text:style-name="T14"><text:s/>application is also much more complex</text:span></text:span></text:p>
        </text:list-item>
      </text:list>
      <text:p text:style-name="P29"><text:soft-page-break/><text:span text:style-name="Emphasis"><text:span text:style-name="T39">Now how we decide <text:s/>which architecture is best for us ?</text:span></text:span></text:p>
      <text:p text:style-name="P37"><text:span text:style-name="Emphasis"><text:span text:style-name="T17"/></text:span></text:p>
      <text:list xml:id="list1809826455" text:style-name="L13">
        <text:list-item>
          <text:p text:style-name="P38"><text:span text:style-name="Emphasis"><text:span text:style-name="T17">Actually both architecture is best.But it depend on us how and where we use which type of architecture.If we implement right architecture on right place then surely we get better outcomes.</text:span></text:span></text:p>
          <text:p text:style-name="P38"><text:span text:style-name="Emphasis"><text:span text:style-name="T17"/></text:span></text:p>
        </text:list-item>
        <text:list-item>
          <text:p text:style-name="P38"><text:span text:style-name="Emphasis"><text:span text:style-name="T17">Adopting a microservices architecture is not a one-size-fits-all approach. Despite being less and less popular, a monolith has its strong and durable advantages which work better for many use cases.</text:span></text:span></text:p>
        </text:list-item>
      </text:list>
      <text:p text:style-name="P37"><text:span text:style-name="Emphasis"><text:span text:style-name="T17"/></text:span></text:p>
      <text:list xml:id="list172240330870748" text:continue-numbering="true" text:style-name="L13">
        <text:list-item>
          <text:p text:style-name="P38"><text:span text:style-name="Emphasis"><text:span text:style-name="T17">If you have a simple application or you have to launch your application very quickly or you have very small team <text:s/>then it best choice to use monolithic application</text:span></text:span></text:p>
          <text:p text:style-name="P41"><text:span text:style-name="Strong_20_Emphasis"/></text:p>
        </text:list-item>
        <text:list-item text:style-override="L14">
          <text:p text:style-name="P41"><text:span text:style-name="Strong_20_Emphasis"><text:span text:style-name="T32">The microservices architecture will make scaling and adding new capabilities to your application much easier. So if you plan to develop a large application with multiple modules and user journeys, <text:s/></text:span></text:span><text:span text:style-name="Strong_20_Emphasis"><text:span text:style-name="T33">and you have enough resources to handle all process then</text:span></text:span><text:span text:style-name="Strong_20_Emphasis"><text:span text:style-name="T32"> microservice pattern would be the best way to handle it.</text:span></text:span><text:span text:style-name="T32"> </text:span></text:p>
          <text:p text:style-name="P38"><text:span text:style-name="Emphasis"><text:span text:style-name="T17"/></text:span></text:p>
        </text:list-item>
      </text:list>
      <text:p text:style-name="P37"><text:span text:style-name="Emphasis"><text:span text:style-name="T17"/></text:span></text:p>
      <text:p text:style-name="P37"><text:span text:style-name="Emphasis"><text:span text:style-name="T17"/></text:span></text:p>
      <text:p text:style-name="P39"><text:span text:style-name="Emphasis"><text:span text:style-name="T35">Summary:</text:span></text:span></text:p>
      <text:p text:style-name="P39"><text:span text:style-name="Emphasis"><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7T17:22:38.693537576</dc:date>
    <meta:editing-duration>PT1H31M24S</meta:editing-duration>
    <meta:editing-cycles>12</meta:editing-cycles>
    <meta:generator>LibreOffice/6.0.7.3$Linux_X86_64 LibreOffice_project/00m0$Build-3</meta:generator>
    <meta:document-statistic meta:table-count="0" meta:image-count="0" meta:object-count="0" meta:page-count="3" meta:paragraph-count="52" meta:word-count="754" meta:character-count="4917" meta:non-whitespace-character-count="4178"/>
  </office:meta>
</office:document-meta>
</file>